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adornments="Standard" style:font-family-generic="roman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solid" draw:fill-color="#cccccc" draw:textarea-horizontal-align="justify" draw:textarea-vertical-align="middle" draw:auto-grow-height="false" draw:shadow-offset-x="0.203cm" draw:shadow-offset-y="0.203cm"/>
    </style:style>
    <style:style style:name="gr2" style:family="graphic" style:parent-style-name="standard">
      <style:graphic-properties svg:stroke-color="#333333" draw:fill="solid" draw:fill-color="#eeeeee" draw:textarea-horizontal-align="justify" draw:textarea-vertical-align="middle" draw:auto-grow-height="false" draw:shadow-offset-x="0.203cm" draw:shadow-offset-y="0.203cm"/>
    </style:style>
    <style:style style:name="gr3" style:family="graphic" style:parent-style-name="standard">
      <style:graphic-properties svg:stroke-color="#333333" draw:fill="solid" draw:fill-color="#ffffff" draw:textarea-horizontal-align="justify" draw:textarea-vertical-align="middle" draw:auto-grow-height="false" fo:wrap-option="wrap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gr6" style:family="graphic" style:parent-style-name="standard">
      <style:graphic-properties draw:stroke="none" svg:stroke-color="#000000" draw:fill="none" draw:fill-color="#ffffff" fo:min-height="0.889cm"/>
    </style:style>
    <style:style style:name="gr7" style:family="graphic" style:parent-style-name="standard">
      <style:graphic-properties draw:stroke="none" svg:stroke-color="#000000" draw:fill="none" draw:fill-color="#ffffff" fo:min-height="2.295cm"/>
    </style:style>
    <style:style style:name="gr8" style:family="graphic" style:parent-style-name="standard">
      <style:graphic-properties svg:stroke-color="#333333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4" style:family="paragraph">
      <style:text-properties style:font-name="Times New Roman" fo:font-size="18pt" style:font-size-asian="18pt" style:font-size-complex="18pt"/>
    </style:style>
    <style:style style:name="P5" style:family="paragraph">
      <style:paragraph-properties fo:text-align="center"/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style:font-name="Times New Roman" fo:font-size="18pt" style:font-size-asian="18pt" style:font-size-complex="18pt"/>
    </style:style>
    <style:style style:name="P8" style:family="paragraph">
      <style:text-properties style:font-name="Times New Roman" fo:font-weight="normal" style:font-weight-asian="normal" style:font-weight-complex="normal"/>
    </style:style>
    <style:style style:name="P9" style:family="paragraph"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P10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1" style:family="paragraph">
      <style:text-properties style:font-name="Times New Roman"/>
    </style:style>
    <style:style style:name="T1" style:family="text">
      <style:text-properties style:font-name="Times New Roman" fo:font-size="16pt" style:font-size-asian="16pt" style:font-size-complex="16pt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text-position="-33% 58%" style:font-name="Times New Roman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text-position="0% 100%" style:font-name="Times New Roman"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text-position="0% 100%" style:font-name="Times New Roman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Times New Roman" fo:font-size="18pt" style:font-name-asian="Liberation Sans1" style:font-size-asian="18pt" style:font-name-complex="Liberation Sans1" style:font-size-complex="18pt"/>
    </style:style>
    <style:style style:name="T7" style:family="text">
      <style:text-properties style:text-position="-33% 58%" style:font-name="Times New Roman" fo:font-size="18pt" style:font-name-asian="Liberation Sans1" style:font-size-asian="18pt" style:font-name-complex="Liberation Sans1" style:font-size-complex="18pt"/>
    </style:style>
    <style:style style:name="T8" style:family="text">
      <style:text-properties style:font-name="Times New Roman" fo:font-size="18pt" fo:font-weight="bold" style:font-name-asian="Liberation Sans1" style:font-size-asian="18pt" style:font-weight-asian="bold" style:font-name-complex="Liberation Sans1" style:font-size-complex="18pt" style:font-weight-complex="bold"/>
    </style:style>
    <style:style style:name="T9" style:family="text">
      <style:text-properties style:text-position="-33% 58%" style:font-name="Times New Roman" fo:font-size="18pt" fo:font-weight="normal" style:font-name-asian="Liberation Sans1" style:font-size-asian="18pt" style:font-weight-asian="normal" style:font-name-complex="Liberation Sans1" style:font-size-complex="18pt" style:font-weight-complex="normal"/>
    </style:style>
    <style:style style:name="T10" style:family="text">
      <style:text-properties style:font-name="Times New Roman" fo:font-size="18pt" fo:font-weight="normal" style:font-name-asian="Liberation Sans1" style:font-size-asian="18pt" style:font-weight-asian="normal" style:font-name-complex="Liberation Sans1" style:font-size-complex="18pt" style:font-weight-complex="normal"/>
    </style:style>
    <style:style style:name="T11" style:family="text">
      <style:text-properties style:font-name="Times New Roman" fo:font-size="18pt" style:font-size-asian="18pt" style:font-size-complex="18pt"/>
    </style:style>
    <style:style style:name="T12" style:family="text">
      <style:text-properties style:text-position="-33% 58%" style:font-name="Times New Roman" fo:font-size="18pt" style:font-size-asian="18pt" style:font-size-complex="18pt"/>
    </style:style>
    <style:style style:name="T13" style:family="text">
      <style:text-properties style:text-position="0% 100%" style:font-name="Times New Roman" fo:font-size="18pt" style:font-size-asian="18pt" style:font-size-complex="18pt"/>
    </style:style>
    <style:style style:name="T14" style:family="text">
      <style:text-properties style:text-position="0% 100%" style:font-name="Times New Roman" fo:font-size="18pt" fo:font-weight="bold" style:font-size-asian="18pt" style:font-weight-asian="bold" style:font-size-complex="18pt" style:font-weight-complex="bold"/>
    </style:style>
    <style:style style:name="T15" style:family="text">
      <style:text-properties style:text-position="-33% 58%" style:font-name="Times New Roman" fo:font-size="18pt" fo:font-weight="normal" style:font-size-asian="18pt" style:font-weight-asian="normal" style:font-size-complex="18pt" style:font-weight-complex="normal"/>
    </style:style>
    <style:style style:name="T16" style:family="text">
      <style:text-properties style:text-position="0% 100%" style:font-name="Times New Roman" fo:font-size="18pt" fo:font-weight="normal" style:font-size-asian="18pt" style:font-weight-asian="normal" style:font-size-complex="18pt" style:font-weight-complex="normal"/>
    </style:style>
    <style:style style:name="T17" style:family="text">
      <style:text-properties style:font-name="Times New Roman" fo:font-size="18pt" fo:font-weight="normal" style:font-name-asian="Times New Roman1" style:font-size-asian="18pt" style:font-weight-asian="normal" style:font-name-complex="Times New Roman1" style:font-size-complex="18pt" style:font-weight-complex="normal"/>
    </style:style>
    <style:style style:name="T18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19" style:family="text">
      <style:text-properties style:text-position="-33% 58%" style:font-name="Times New Roman" fo:font-size="18pt" fo:font-weight="normal" style:font-name-asian="Times New Roman1" style:font-size-asian="18pt" style:font-weight-asian="normal" style:font-name-complex="Times New Roman1" style:font-size-complex="18pt" style:font-weight-complex="normal"/>
    </style:style>
    <style:style style:name="T20" style:family="text">
      <style:text-properties style:text-position="0% 100%" style:font-name="Times New Roman" fo:font-size="18pt" fo:font-weight="normal" style:font-name-asian="Times New Roman1" style:font-size-asian="18pt" style:font-weight-asian="normal" style:font-name-complex="Times New Roman1" style:font-size-complex="18pt" style:font-weight-complex="normal"/>
    </style:style>
    <style:style style:name="T21" style:family="text">
      <style:text-properties style:text-position="0% 100%"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22" style:family="text">
      <style:text-properties style:font-name="Times New Roman" style:font-name-asian="Liberation Sans1" style:font-name-complex="Liberation Sans1"/>
    </style:style>
    <style:style style:name="T23" style:family="text">
      <style:text-properties style:text-position="-33% 58%" style:font-name="Times New Roman" style:font-name-asian="Liberation Sans1" style:font-name-complex="Liberation Sans1"/>
    </style:style>
    <style:style style:name="T24" style:family="text">
      <style:text-properties style:text-position="0% 100%" style:font-name="Times New Roman" fo:font-weight="bold" style:font-name-asian="Liberation Sans1" style:font-weight-asian="bold" style:font-name-complex="Liberation Sans1" style:font-weight-complex="bold"/>
    </style:style>
    <style:style style:name="T25" style:family="text">
      <style:text-properties style:text-position="-33% 58%" style:font-name="Times New Roman" fo:font-weight="normal" style:font-name-asian="Liberation Sans1" style:font-weight-asian="normal" style:font-name-complex="Liberation Sans1" style:font-weight-complex="normal"/>
    </style:style>
    <style:style style:name="T26" style:family="text">
      <style:text-properties style:font-name="Times New Roman" fo:font-weight="bold" style:font-name-asian="Liberation Sans1" style:font-weight-asian="bold" style:font-name-complex="Liberation Sans1" style:font-weight-complex="bold"/>
    </style:style>
    <style:style style:name="T27" style:family="text">
      <style:text-properties style:text-position="0% 100%" style:font-name="Times New Roman" fo:font-weight="normal" style:font-name-asian="Liberation Sans1" style:font-weight-asian="normal" style:font-name-complex="Liberation Sans1" style:font-weight-complex="normal"/>
    </style:style>
    <style:style style:name="T28" style:family="text">
      <style:text-properties style:text-position="-33% 58%" style:font-name="Times New Roman" style:text-underline-style="none" fo:font-weight="normal" style:font-name-asian="Liberation Sans1" style:font-weight-asian="normal" style:font-name-complex="Liberation Sans1" style:font-weight-complex="normal"/>
    </style:style>
    <style:style style:name="T29" style:family="text">
      <style:text-properties style:text-position="0% 100%" style:font-name="Times New Roman1" fo:font-weight="normal" style:font-name-asian="Times New Roman1" style:font-weight-asian="normal" style:font-name-complex="Times New Roman1" style:font-weight-complex="normal"/>
    </style:style>
    <style:style style:name="T30" style:family="text">
      <style:text-properties style:text-position="0% 100%" style:font-name="Times New Roman" fo:font-size="18pt" fo:font-weight="bold" style:font-name-asian="Liberation Sans1" style:font-size-asian="18pt" style:font-weight-asian="bold" style:font-name-complex="Liberation Sans1" style:font-size-complex="18pt" style:font-weight-complex="bold"/>
    </style:style>
    <style:style style:name="T31" style:family="text">
      <style:text-properties style:text-position="0% 100%" style:font-name="Times New Roman" fo:font-size="18pt" fo:font-weight="normal" style:font-name-asian="Liberation Sans1" style:font-size-asian="18pt" style:font-weight-asian="normal" style:font-name-complex="Liberation Sans1" style:font-size-complex="18pt" style:font-weight-complex="normal"/>
    </style:style>
    <style:style style:name="T32" style:family="text">
      <style:text-properties style:text-position="-33% 58%" style:font-name="Times New Roman" fo:font-size="18pt" fo:font-weight="bold" style:font-name-asian="Liberation Sans1" style:font-size-asian="18pt" style:font-weight-asian="bold" style:font-name-complex="Liberation Sans1" style:font-size-complex="18pt" style:font-weight-complex="bold"/>
    </style:style>
    <style:style style:name="T33" style:family="text">
      <style:text-properties style:font-name="Times New Roman" fo:font-size="16pt" fo:font-weight="normal" style:font-name-asian="Times New Roman1" style:font-size-asian="16pt" style:font-weight-asian="normal" style:font-name-complex="Times New Roman1" style:font-size-complex="16pt" style:font-weight-complex="normal"/>
    </style:style>
    <style:style style:name="T34" style:family="text">
      <style:text-properties style:font-name="Times New Roman" fo:font-size="16pt" fo:font-weight="normal" style:font-name-asian="Liberation Sans1" style:font-size-asian="16pt" style:font-weight-asian="normal" style:font-name-complex="Liberation Sans1" style:font-size-complex="16pt" style:font-weight-complex="normal"/>
    </style:style>
    <style:style style:name="T35" style:family="text">
      <style:text-properties style:text-position="-33% 58%" style:font-name="Times New Roman" fo:font-size="16pt" fo:font-weight="normal" style:font-name-asian="Liberation Sans1" style:font-size-asian="16pt" style:font-weight-asian="normal" style:font-name-complex="Liberation Sans1" style:font-size-complex="16pt" style:font-weight-complex="normal"/>
    </style:style>
    <style:style style:name="T36" style:family="text">
      <style:text-properties style:text-position="0% 100%" style:font-name="Times New Roman" fo:font-size="16pt" fo:font-weight="normal" style:font-name-asian="Liberation Sans1" style:font-size-asian="16pt" style:font-weight-asian="normal" style:font-name-complex="Liberation Sans1" style:font-size-complex="16pt" style:font-weight-complex="normal"/>
    </style:style>
    <style:style style:name="T37" style:family="text">
      <style:text-properties style:text-position="-33% 58%"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38" style:family="text">
      <style:text-properties style:font-name="Times New Roman" fo:font-size="14pt" fo:font-weight="normal" style:font-name-asian="Liberation Sans1" style:font-size-asian="14pt" style:font-weight-asian="normal" style:font-name-complex="Liberation Sans1" style:font-size-complex="14pt" style:font-weight-complex="normal"/>
    </style:style>
    <style:style style:name="T39" style:family="text">
      <style:text-properties style:font-name="Times New Roman" fo:font-size="14pt" fo:font-weight="bold" style:font-name-asian="Liberation Sans1" style:font-size-asian="14pt" style:font-weight-asian="bold" style:font-name-complex="Liberation Sans1" style:font-size-complex="14pt" style:font-weight-complex="bold"/>
    </style:style>
    <style:style style:name="T40" style:family="text">
      <style:text-properties style:text-position="-33% 58%" style:font-name="Times New Roman" fo:font-size="14pt" fo:font-weight="bold" style:font-name-asian="Liberation Sans1" style:font-size-asian="14pt" style:font-weight-asian="bold" style:font-name-complex="Liberation Sans1" style:font-size-complex="14pt" style:font-weight-complex="bold"/>
    </style:style>
    <style:style style:name="T41" style:family="text">
      <style:text-properties style:font-name="Times New Roman1" fo:font-size="16pt" fo:font-weight="normal" style:font-name-asian="Times New Roman1" style:font-size-asian="16pt" style:font-weight-asian="normal" style:font-name-complex="Times New Roman1" style:font-size-complex="16pt" style:font-weight-complex="normal"/>
    </style:style>
    <style:style style:name="T42" style:family="text">
      <style:text-properties style:text-position="0% 100%" style:font-name="Times New Roman1" fo:font-size="16pt" fo:font-weight="normal" style:font-name-asian="Times New Roman1" style:font-size-asian="16pt" style:font-weight-asian="normal" style:font-name-complex="Times New Roman1" style:font-size-complex="16pt" style:font-weight-complex="normal"/>
    </style:style>
    <style:style style:name="T43" style:family="text">
      <style:text-properties style:text-position="0% 100%" style:font-name="Times New Roman1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44" style:family="text">
      <style:text-properties style:text-position="0% 100%" style:font-name="Times New Roman" fo:font-size="16pt" fo:font-weight="bold" style:font-name-asian="Liberation Sans1" style:font-size-asian="16pt" style:font-weight-asian="bold" style:font-name-complex="Liberation Sans1" style:font-size-complex="16pt" style:font-weight-complex="bold"/>
    </style:style>
    <style:style style:name="T45" style:family="text">
      <style:text-properties style:text-position="0% 100%" style:font-name="Times New Roman" fo:font-size="14pt" fo:font-weight="normal" style:font-name-asian="Liberation Sans1" style:font-size-asian="14pt" style:font-weight-asian="normal" style:font-name-complex="Liberation Sans1" style:font-size-complex="14pt" style:font-weight-complex="normal"/>
    </style:style>
    <style:style style:name="T46" style:family="text">
      <style:text-properties style:text-position="0% 100%" style:font-name="Times New Roman" fo:font-size="14pt" fo:font-weight="bold" style:font-name-asian="Liberation Sans1" style:font-size-asian="14pt" style:font-weight-asian="bold" style:font-name-complex="Liberation Sans1" style:font-size-complex="14pt" style:font-weight-complex="bold"/>
    </style:style>
    <style:style style:name="T47" style:family="text">
      <style:text-properties style:text-position="-33% 58%"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48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52cm" svg:height="15.113cm" svg:x="5.223cm" svg:y="1.6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3.462cm" svg:height="12.827cm" svg:x="11.938cm" svg:y="2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3.966cm" svg:height="4.067cm" svg:x="12.12cm" svg:y="5.631cm">
          <text:p text:style-name="P2"><text:span text:style-name="T1">Power Split Control System</text:span></text:p>
          <text:p text:style-name="P2"><text:span text:style-name="T2">P</text:span><text:span text:style-name="T3">CRS</text:span><text:span text:style-name="T4">(</text:span><text:span text:style-name="T5">x</text:span><text:span text:style-name="T3">t</text:span><text:span text:style-name="T5">,u</text:span><text:span text:style-name="T3">t</text:span><text:span text:style-name="T5">) = </text:span><text:span text:style-name="T4">P</text:span><text:span text:style-name="T3">ICE</text:span><text:span text:style-name="T4">(</text:span><text:span text:style-name="T5">x</text:span><text:span text:style-name="T3">t</text:span><text:span text:style-name="T5">,u</text:span><text:span text:style-name="T3">t</text:span><text:span text:style-name="T4">) </text:span><text:span text:style-name="T4">+ P</text:span><text:span text:style-name="T3">EM</text:span><text:span text:style-name="T4">(</text:span><text:span text:style-name="T5">x</text:span><text:span text:style-name="T3">t</text:span><text:span text:style-name="T5">,u</text:span><text:span text:style-name="T3">t</text:span><text:span text:style-name="T5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4.564cm" svg:y1="7.667cm" svg:x2="5.688cm" svg:y2="7.654cm" draw:start-shape="id1" draw:start-glue-point="1" draw:end-shape="id2" draw:end-glue-point="3" svg:d="M4564 7667h562v-13h562" svg:viewBox="0 0 1125 14">
          <text:p/>
        </draw:connector>
        <draw:connector draw:style-name="gr4" draw:text-style-name="P1" draw:layer="layout" svg:x1="16.086cm" svg:y1="7.664cm" svg:x2="19.395cm" svg:y2="7.679cm" draw:start-shape="id3" draw:end-shape="id4" svg:d="M16086 7664h1655v15h1654" svg:viewBox="0 0 3310 16">
          <text:p/>
        </draw:connector>
        <draw:connector draw:style-name="gr4" draw:text-style-name="P1" draw:layer="layout" svg:x1="21.378cm" svg:y1="9.203cm" svg:x2="21.387cm" svg:y2="10.582cm" draw:start-shape="id4" draw:start-glue-point="2" draw:end-shape="id5" draw:end-glue-point="0" svg:d="M21378 9203v690h9v689" svg:viewBox="0 0 10 1380">
          <text:p/>
        </draw:connector>
        <draw:connector draw:style-name="gr4" draw:text-style-name="P1" draw:layer="layout" svg:x1="19.377cm" svg:y1="12.296cm" svg:x2="18.393cm" svg:y2="12.289cm" draw:start-shape="id5" draw:start-glue-point="3" draw:end-shape="id6" draw:end-glue-point="1" svg:d="M19377 12296h-492v-7h-492" svg:viewBox="0 0 985 8">
          <text:p/>
        </draw:connector>
        <draw:frame draw:style-name="gr5" draw:text-style-name="P4" draw:layer="layout" svg:width="5.357cm" svg:height="1.108cm" svg:x="18.261cm" svg:y="9.29cm">
          <draw:text-box>
            <text:p text:style-name="P4"><text:span text:style-name="T6"><text:s/></text:span><text:span text:style-name="T6">Λ</text:span><text:span text:style-name="T7">t</text:span><text:span text:style-name="T8">(x</text:span><text:span text:style-name="T9">t-1</text:span><text:span text:style-name="T10">,u</text:span><text:span text:style-name="T9">t-1</text:span><text:span text:style-name="T8">)</text:span></text:p>
          </draw:text-box>
        </draw:frame>
        <draw:frame draw:style-name="gr6" draw:text-style-name="P5" draw:layer="layout" svg:width="3.618cm" svg:height="2.372cm" svg:x="15.94cm" svg:y="5.415cm">
          <draw:text-box>
            <text:p text:style-name="P5"><text:span text:style-name="T10">Predecessor Control Signals</text:span></text:p>
          </draw:text-box>
        </draw:frame>
        <draw:connector draw:style-name="gr4" draw:text-style-name="P1" draw:layer="layout" svg:x1="12.17cm" svg:y1="12.289cm" svg:x2="7.698cm" svg:y2="9.369cm" draw:start-shape="id6" draw:start-glue-point="3" draw:end-shape="id2" draw:end-glue-point="2" svg:d="M12170 12289h-4472v-2920" svg:viewBox="0 0 4473 2921">
          <text:p/>
        </draw:connector>
        <draw:custom-shape draw:style-name="gr3" draw:text-style-name="P7" xml:id="id4" draw:id="id4" draw:layer="layout" svg:width="3.966cm" svg:height="3.048cm" svg:x="19.395cm" svg:y="6.155cm">
          <text:p text:style-name="P6"><text:span text:style-name="T11">E</text:span><text:span text:style-name="T12">B</text:span><text:span text:style-name="T11"> State Dynamics f</text:span><text:span text:style-name="T13">(</text:span><text:span text:style-name="T14">x</text:span><text:span text:style-name="T15">t</text:span><text:span text:style-name="T16">,</text:span><text:span text:style-name="T14">u</text:span><text:span text:style-name="T15">t</text:span><text:span text:style-name="T13">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xml:id="id2" draw:id="id2" draw:layer="layout" svg:width="4.02cm" svg:height="3.429cm" svg:x="5.688cm" svg:y="5.94cm">
          <text:p text:style-name="P7"><text:span text:style-name="T17">Loop through all possible current </text:span><text:span text:style-name="T18">x</text:span><text:span text:style-name="T19">t</text:span><text:span text:style-name="T20"> states</text:span><text:span text:style-name="T17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9.708cm" svg:y1="7.654cm" svg:x2="12.12cm" svg:y2="7.664cm" draw:start-shape="id2" draw:start-glue-point="1" draw:end-shape="id3" draw:end-glue-point="3" svg:d="M9708 7654h1206v10h1206" svg:viewBox="0 0 2413 11">
          <text:p/>
        </draw:connector>
        <draw:connector draw:style-name="gr4" draw:text-style-name="P1" draw:layer="layout" draw:line-skew="0.232cm -0.319cm" svg:x1="23.397cm" svg:y1="12.296cm" svg:x2="14.103cm" svg:y2="5.631cm" draw:start-shape="id5" draw:start-glue-point="1" draw:end-shape="id3" draw:end-glue-point="0" svg:d="M23397 12296h733v-7486h-10027v821" svg:viewBox="0 0 10028 7487">
          <text:p/>
        </draw:connector>
        <draw:connector draw:style-name="gr4" draw:text-style-name="P1" draw:layer="layout" draw:line-skew="-4.184cm 20.768cm 7.374cm" svg:x1="7.698cm" svg:y1="5.94cm" svg:x2="2.91cm" svg:y2="9.763cm" draw:start-shape="id2" draw:start-glue-point="0" draw:end-shape="id1" draw:end-glue-point="2" svg:d="M7698 5940v-4686h18196v16383h-22984v-7874" svg:viewBox="0 0 22985 16384">
          <text:p/>
        </draw:connector>
        <draw:custom-shape draw:style-name="gr3" draw:text-style-name="P7" xml:id="id1" draw:id="id1" draw:layer="layout" svg:width="3.308cm" svg:height="4.191cm" svg:x="1.256cm" svg:y="5.572cm">
          <text:p text:style-name="P7"><text:span text:style-name="T17">Loop through time t from t_i</text:span></text:p>
          <text:p text:style-name="P7"><text:span text:style-name="T17"><text:s/></text:span><text:span text:style-name="T17">to t_f horiz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xml:id="id5" draw:id="id5" draw:layer="layout" svg:width="4.02cm" svg:height="3.429cm" svg:x="19.377cm" svg:y="10.582cm">
          <text:p text:style-name="P7"><text:span text:style-name="T17">Loop through all possible predecessor </text:span><text:span text:style-name="T21">x</text:span><text:span text:style-name="T19">t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8" draw:layer="layout" svg:width="2.54cm" svg:height="1.139cm" svg:x="4.618cm" svg:y="6.522cm">
          <draw:text-box>
            <text:p text:style-name="P8"><text:span text:style-name="T22">v</text:span><text:span text:style-name="T23">t</text:span></text:p>
          </draw:text-box>
        </draw:frame>
        <draw:frame draw:style-name="gr6" draw:text-style-name="P5" draw:layer="layout" svg:width="2.54cm" svg:height="2.372cm" svg:x="9.582cm" svg:y="5.318cm">
          <draw:text-box>
            <text:p text:style-name="P5"><text:span text:style-name="T10">Current Control Signals</text:span></text:p>
          </draw:text-box>
        </draw:frame>
        <draw:frame draw:style-name="gr6" draw:text-style-name="P8" draw:layer="layout" svg:width="2.54cm" svg:height="1.139cm" svg:x="10.36cm" svg:y="7.561cm">
          <draw:text-box>
            <text:p text:style-name="P8"><text:span text:style-name="T24">u</text:span><text:span text:style-name="T25">t</text:span></text:p>
          </draw:text-box>
        </draw:frame>
        <draw:frame draw:style-name="gr6" draw:text-style-name="P8" draw:layer="layout" svg:width="2.54cm" svg:height="1.139cm" svg:x="17.102cm" svg:y="7.566cm">
          <draw:text-box>
            <text:p text:style-name="P8"><text:span text:style-name="T26">u</text:span><text:span text:style-name="T25">t-1</text:span></text:p>
          </draw:text-box>
        </draw:frame>
        <draw:frame draw:style-name="gr6" draw:text-style-name="P8" draw:layer="layout" svg:width="4.883cm" svg:height="1.139cm" svg:x="16.661cm" svg:y="3.767cm">
          <draw:text-box>
            <text:p text:style-name="P8"><text:span text:style-name="T26">u</text:span><text:span text:style-name="T25">t-1</text:span><text:span text:style-name="T27"> = </text:span><text:span text:style-name="T24">u</text:span><text:span text:style-name="T25">t-</text:span><text:span text:style-name="T28">1 </text:span><text:span text:style-name="T27">+</text:span><text:span text:style-name="T29">Δ</text:span><text:span text:style-name="T24">u</text:span><text:span text:style-name="T25">t-1</text:span></text:p>
          </draw:text-box>
        </draw:frame>
        <draw:frame draw:style-name="gr7" draw:text-style-name="P9" draw:layer="layout" svg:width="15.213cm" svg:height="2.545cm" svg:x="2.87cm" svg:y="16.729cm">
          <draw:text-box>
            <text:p text:style-name="P9"><text:span text:style-name="T10">optimal cumulative </text:span><text:span text:style-name="T10">Λ</text:span><text:span text:style-name="T9">t</text:span><text:span text:style-name="T10"> for all current </text:span><text:span text:style-name="T30">x</text:span><text:span text:style-name="T19">t</text:span><text:span text:style-name="T31">, </text:span><text:span text:style-name="T30">u</text:span><text:span text:style-name="T32">t</text:span><text:span text:style-name="T10"> </text:span></text:p>
          </draw:text-box>
        </draw:frame>
        <draw:frame draw:style-name="gr6" draw:text-style-name="P9" draw:layer="layout" svg:width="6.036cm" svg:height="3.529cm" svg:x="6.08cm" svg:y="12.276cm">
          <draw:text-box>
            <text:p text:style-name="P9"><text:span text:style-name="T10">optimal cumulative </text:span><text:span text:style-name="T10">Λ</text:span><text:span text:style-name="T9">t</text:span><text:span text:style-name="T10"> for all predecessor </text:span><text:span text:style-name="T30">x</text:span><text:span text:style-name="T19">t-1</text:span><text:span text:style-name="T31">and </text:span><text:span text:style-name="T30">u</text:span><text:span text:style-name="T9">t-1</text:span><text:span text:style-name="T10"> for a given </text:span><text:span text:style-name="T8">x</text:span><text:span text:style-name="T9">t</text:span><text:span text:style-name="T31">, </text:span><text:span text:style-name="T30">u</text:span><text:span text:style-name="T9">t</text:span></text:p>
          </draw:text-box>
        </draw:frame>
        <draw:custom-shape draw:style-name="gr8" draw:text-style-name="P10" xml:id="id6" draw:id="id6" draw:layer="layout" svg:width="6.223cm" svg:height="2.848cm" svg:x="12.17cm" svg:y="10.865cm">
          <text:p text:style-name="P3"><text:span text:style-name="T33"><text:s/></text:span><text:span text:style-name="T33">Save each </text:span><text:span text:style-name="T34">Λ</text:span><text:span text:style-name="T35">t</text:span><text:span text:style-name="T34">(</text:span><text:span text:style-name="T36">x</text:span><text:span text:style-name="T37">t</text:span><text:span text:style-name="T38">, </text:span><text:span text:style-name="T39">u</text:span><text:span text:style-name="T40">t</text:span><text:span text:style-name="T34">)</text:span><text:span text:style-name="T33">= min </text:span></text:p>
          <text:p text:style-name="P3"><text:span text:style-name="T41">Σ</text:span><text:span text:style-name="T42">(</text:span><text:span text:style-name="T36">Λ</text:span><text:span text:style-name="T43">(t_i : t-1)</text:span><text:span text:style-name="T36">(</text:span><text:span text:style-name="T44">x</text:span><text:span text:style-name="T43">(t_i : t-1)</text:span><text:span text:style-name="T36">,</text:span><text:span text:style-name="T44">u</text:span><text:span text:style-name="T43">(t_i : t-1)</text:span><text:span text:style-name="T36">)) </text:span></text:p>
          <text:p text:style-name="P3"><text:span text:style-name="T36">for given </text:span><text:span text:style-name="T44">x</text:span><text:span text:style-name="T37">t</text:span><text:span text:style-name="T45">, </text:span><text:span text:style-name="T46">u</text:span><text:span text:style-name="T40">t</text:span><text:span text:style-name="T36"> </text:span></text:p>
          <text:p text:style-name="P3"><text:span text:style-name="T36">(memoization)</text:span><text:span text:style-name="T47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6.256cm" svg:height="0.958cm" svg:x="8.828cm" svg:y="1.662cm">
          <draw:text-box>
            <text:p text:style-name="P11"><text:span text:style-name="T48">CURRENT FUEL COST MINIMIZATION</text:span></text:p>
          </draw:text-box>
        </draw:frame>
        <draw:frame draw:style-name="gr9" draw:text-style-name="P11" draw:layer="layout" svg:width="16.256cm" svg:height="0.958cm" svg:x="13.043cm" svg:y="2.782cm">
          <draw:text-box>
            <text:p text:style-name="P11"><text:span text:style-name="T48">PREDECESSOR COST MINIMIZ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adornments="Standard" style:font-family-generic="roman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Ultrafine_20_2_20_Dots_20_3_20_Dashes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Ultrafine_20_2_20_Dots_20_3_20_Dashes" svg:stroke-width="0.102cm" svg:stroke-color="#000000" draw:marker-start-width="0.356cm" draw:marker-end-width="0.356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ulef </meta:initial-creator>
    <meta:creation-date>2016-08-17T21:14:30.407660205</meta:creation-date>
    <dc:date>2016-08-17T22:39:28.230222345</dc:date>
    <dc:creator>kaulef </dc:creator>
    <meta:editing-duration>PT54M10S</meta:editing-duration>
    <meta:editing-cycles>12</meta:editing-cycles>
    <meta:generator>LibreOffice/4.2.8.2$Linux_X86_64 LibreOffice_project/420m0$Build-2</meta:generator>
    <meta:document-statistic meta:object-count="27"/>
  </office:meta>
</office:document-meta>
</file>